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d6eb" officeooo:paragraph-rsid="0019d6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rithik Moh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5T13:37:17.280996284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24.2.7.2$Linux_X86_64 LibreOffice_project/420$Build-2</meta:generator>
  </office:meta>
</office:document-meta>
</file>